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8-08-01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7-07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6-10-1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4-08-21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3-08-2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2-08-08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1-08-18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10-08-26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09-1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06-07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02-07-2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2000-07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1999-07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199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1987-08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533094284500</text:p>
          </table:table-cell>
          <table:table-cell office:value-type="string" calcext:value-type="string">
            <text:p>198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